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70" table:default-cell-style-name="ce118"/>
        <table:table-column table:style-name="co71" table:default-cell-style-name="ce118"/>
        <table:table-column table:style-name="co72" table:default-cell-style-name="ce118"/>
        <table:table-column table:style-name="co73" table:default-cell-style-name="ce118"/>
        <table:table-column table:style-name="co74" table:default-cell-style-name="ce118"/>
        <table:table-column table:style-name="co75" table:default-cell-style-name="ce118"/>
        <table:table-column table:style-name="co76" table:default-cell-style-name="ce118"/>
        <table:table-column table:style-name="co77" table:default-cell-style-name="ce118"/>
        <table:table-column table:style-name="co78" table:default-cell-style-name="ce118"/>
        <table:table-column table:style-name="co79" table:default-cell-style-name="ce118"/>
        <table:table-column table:style-name="co80" table:default-cell-style-name="ce118"/>
        <table:table-column table:style-name="co10" table:number-columns-repeated="1007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43" office:value-type="string" calcext:value-type="string">
            <text:p>Roshan desire</text:p>
          </table:table-cell>
          <table:table-cell table:style-name="ce150" table:number-columns-repeated="1007"/>
        </table:table-row>
        <table:table-row table:style-name="ro1">
          <table:table-cell table:style-name="ce107" office:value-type="string" calcext:value-type="string">
            <text:p>all_enemy_team_dead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0" calcext:value-type="float">
            <text:p>-10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has_aegis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has_chees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mega_creeps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enemy_hero_was_seen</text:p>
          </table:table-cell>
          <table:table-cell table:number-columns-repeated="7" table:style-name="ce128" office:value-type="float" office:value="0" calcext:value-type="float">
            <text:p>0</text:p>
          </table:table-cell>
          <table:table-cell table:style-name="ce128" office:value-type="float" office:value="-100" calcext:value-type="float">
            <text:p>-10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is_night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max_kills_ally_hero_aliv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30" calcext:value-type="float">
            <text:p>-3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ax_kills_enemy_hero_alive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alive_then_enemy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bot_then_enemy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mid_then_enemy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top_then_enemy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bot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mid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top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7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5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time_is_more_5_minutes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is_bot_building_focused_by_enemies</text:p>
          </table:table-cell>
          <table:table-cell table:number-columns-repeated="8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60" calcext:value-type="float">
            <text:p>6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35"/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8:56:04.12249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9:31:23.865180471</dc:date>
    <meta:editing-duration>P2DT2M41S</meta:editing-duration>
    <meta:editing-cycles>1969</meta:editing-cycles>
    <meta:document-statistic meta:table-count="9" meta:cell-count="2506" meta:object-count="0"/>
  </office:meta>
</office:document-meta>
</file>